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3]-[.F3]" office:value-type="float" office:value="250" calcext:value-type="float">
            <text:p>25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3])" office:value-type="float" office:value="250" calcext:value-type="float">
            <text:p>25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2.497684784">00:00:00</text:time></text:span><text:span text:style-name="MT2"><text:time style:data-style-name="N2" text:time-value="14:40:42.497708020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2.5004934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8-01T14:40:42.804678206</dc:date>
    <dc:language>pt-PT</dc:language>
    <meta:editing-cycles>672</meta:editing-cycles>
    <meta:editing-duration>PT20H10M22S</meta:editing-duration>
    <meta:document-statistic meta:table-count="1" meta:cell-count="24" meta:object-count="0"/>
    <meta:user-defined meta:name="Info 0"/>
    <meta:user-defined meta:name="Info 1"/>
    <meta:user-defined meta:name="Info 2"/>
    <meta:user-defined meta:name="Info 3"/>
  </office:meta>
</office:document-meta>
</file>